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E0000015EC656A4F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2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93cm"/>
    </style:style>
    <style:style style:name="gr5" style:family="graphic" style:parent-style-name="objectwithoutfill">
      <style:graphic-properties svg:stroke-width="0.159cm" svg:stroke-color="#0000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1.5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7cm" fo:min-width="1.9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ff0000" fo:font-weight="bold" style:font-weight-asian="bold" style:font-weight-complex="bold"/>
    </style:style>
    <style:style style:name="P4" style:family="paragraph">
      <style:text-properties fo:color="#330066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330066" fo:text-shadow="1pt 1pt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330066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30066" fo:font-size="88pt" fo:text-shadow="1pt 1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0.335cm" svg:height="9.779cm" draw:transform="skewX (-0.016580627893943) rotate (-0.0165806278951293) translate (7.193cm 6.198cm)">
              <draw:image xlink:href="Pictures/100002010000015E0000015EC656A4F1.png" xlink:type="simple" xlink:show="embed" xlink:actuate="onLoad">
                <text:p/>
              </draw:image>
            </draw:frame>
            <draw:g>
              <draw:polyline draw:style-name="gr2" draw:text-style-name="P1" draw:layer="layout" svg:width="3.088cm" svg:height="1.988cm" svg:x="3.89cm" svg:y="7.145cm" svg:viewBox="0 0 3089 1989" draw:points="0,0 0,33 0,1989 460,1989 460,33 876,33 876,1989 1315,1989 1315,33 1753,33 1753,1989 2191,1989 2191,33 2629,33 2629,1989 3089,1989">
                <text:p/>
              </draw:polyline>
              <draw:frame draw:style-name="gr3" draw:text-style-name="P2" draw:layer="layout" svg:width="3.409cm" svg:height="0.96cm" svg:x="4.103cm" svg:y="6.363cm">
                <draw:text-box>
                  <text:p><text:span text:style-name="T1">CPU Clock</text:span></text:p>
                </draw:text-box>
              </draw:frame>
            </draw:g>
            <draw:polyline draw:style-name="gr2" draw:text-style-name="P1" draw:layer="layout" svg:width="7.35cm" svg:height="2.982cm" svg:x="17.652cm" svg:y="7.059cm" svg:viewBox="0 0 7351 2983" draw:points="0,0 0,50 0,2983 1095,2983 1095,50 2085,50 2085,2983 3128,2983 3128,50 4171,50 4171,2983 5213,2983 5213,50 6256,50 6256,2983 7351,2983">
              <text:p/>
            </draw:polyline>
            <draw:frame draw:style-name="gr4" draw:layer="layout" svg:width="4.061cm" svg:height="1.673cm" svg:x="19.433cm" svg:y="5.953cm">
              <draw:text-box>
                <text:p>CPU Clock</text:p>
              </draw:text-box>
            </draw:frame>
            <draw:g>
              <draw:line draw:style-name="gr5" draw:text-style-name="P1" draw:layer="layout" svg:x1="3.89cm" svg:y1="18.782cm" svg:x2="24.131cm" svg:y2="18.889cm">
                <text:p/>
              </draw:line>
              <draw:frame draw:style-name="gr6" draw:layer="layout" svg:width="2.819cm" svg:height="1.165cm" svg:x="11.912cm" svg:y="17.762cm">
                <draw:text-box>
                  <text:p>Time</text:p>
                </draw:text-box>
              </draw:frame>
            </draw:g>
            <draw:frame draw:style-name="gr7" draw:text-style-name="P3" draw:layer="layout" svg:width="5.334cm" svg:height="1.673cm" svg:x="18.287cm" svg:y="10.523cm">
              <draw:text-box>
                <text:p><text:span text:style-name="T2">After throttling</text:span></text:p>
              </draw:text-box>
            </draw:frame>
            <draw:frame draw:style-name="gr8" draw:text-style-name="P3" draw:layer="layout" svg:width="3.429cm" svg:height="2.384cm" svg:x="3.936cm" svg:y="9.402cm">
              <draw:text-box>
                <text:p><text:span text:style-name="T2">Before throttling</text:span></text:p>
              </draw:text-box>
            </draw:frame>
            <draw:frame draw:style-name="gr9" draw:text-style-name="P4" draw:layer="layout" svg:width="2.93cm" svg:height="1.437cm" svg:x="11.039cm" svg:y="15.712cm">
              <draw:text-box>
                <text:p><text:span text:style-name="T3">CPU</text:span></text:p>
              </draw:text-box>
            </draw:frame>
          </draw:g>
        </draw:g>
        <draw:frame draw:style-name="gr10" draw:text-style-name="P5" draw:layer="layout" svg:width="22.86cm" svg:height="4.191cm" svg:x="3.286cm" svg:y="1.762cm">
          <draw:text-box>
            <text:p text:style-name="P5"><text:span text:style-name="T4">CPU Thrott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Adhikari</meta:initial-creator>
    <meta:creation-date>2018-03-05T01:23:46</meta:creation-date>
    <dc:date>2018-03-05T02:39:12</dc:date>
    <dc:creator>Krishna Adhikari</dc:creator>
    <meta:editing-duration>PT1H12M25S</meta:editing-duration>
    <meta:editing-cycles>6</meta:editing-cycles>
    <meta:generator>OpenOffice/4.1.3$Unix OpenOffice.org_project/413m1$Build-9783</meta:generator>
    <meta:document-statistic meta:object-count="15"/>
  </office:meta>
</office:document-meta>
</file>